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98mm"/>
    </style:style>
    <style:style style:name="co2" style:family="table-column">
      <style:table-column-properties fo:break-before="auto" style:column-width="54.33mm"/>
    </style:style>
    <style:style style:name="co3" style:family="table-column">
      <style:table-column-properties fo:break-before="auto" style:column-width="47.68mm"/>
    </style:style>
    <style:style style:name="co4" style:family="table-column">
      <style:table-column-properties fo:break-before="auto" style:column-width="22.26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Preprocessing</text:p>
          </table:table-cell>
          <table:table-cell table:style-name="ce4" office:value-type="string" calcext:value-type="string">
            <text:p>Scaled</text:p>
          </table:table-cell>
          <table:table-cell table:style-name="ce4" office:value-type="string" calcext:value-type="string">
            <text:p>Up/Downsample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Macro</text:p>
          </table:table-cell>
          <table:table-cell table:style-name="ce1" table:number-columns-repeated="1018"/>
        </table:table-row>
        <table:table-row table:style-name="ro2">
          <table:table-cell table:style-name="ce3" office:value-type="string" calcext:value-type="string">
            <text:p>DecisionTree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0.88" calcext:value-type="float">
            <text:p>40,88</text:p>
          </table:table-cell>
          <table:table-cell office:value-type="float" office:value="20.76" calcext:value-type="float">
            <text:p>20,7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cisionTree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5.18" calcext:value-type="float">
            <text:p>45,18</text:p>
          </table:table-cell>
          <table:table-cell office:value-type="float" office:value="22.09" calcext:value-type="float">
            <text:p>22,0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cisionTree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6.12" calcext:value-type="float">
            <text:p>46,12</text:p>
          </table:table-cell>
          <table:table-cell office:value-type="float" office:value="22.53" calcext:value-type="float">
            <text:p>22,5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cisionTree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7.3" calcext:value-type="float">
            <text:p>47,3</text:p>
          </table:table-cell>
          <table:table-cell office:value-type="float" office:value="22.89" calcext:value-type="float">
            <text:p>22,8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cisionTre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6.16" calcext:value-type="float">
            <text:p>46,16</text:p>
          </table:table-cell>
          <table:table-cell office:value-type="float" office:value="22.34" calcext:value-type="float">
            <text:p>22,3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cisionTree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7.51" calcext:value-type="float">
            <text:p>47,51</text:p>
          </table:table-cell>
          <table:table-cell office:value-type="float" office:value="22.8" calcext:value-type="float">
            <text:p>22,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cisionTre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6.86" calcext:value-type="float">
            <text:p>46,86</text:p>
          </table:table-cell>
          <table:table-cell office:value-type="float" office:value="22.79" calcext:value-type="float">
            <text:p>22,7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cisionTree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8.26" calcext:value-type="float">
            <text:p>48,26</text:p>
          </table:table-cell>
          <table:table-cell office:value-type="float" office:value="23.27" calcext:value-type="float">
            <text:p>23,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30.7" calcext:value-type="float">
            <text:p>30,7</text:p>
          </table:table-cell>
          <table:table-cell office:value-type="float" office:value="16.56" calcext:value-type="float">
            <text:p>16,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41.85" calcext:value-type="float">
            <text:p>41,85</text:p>
          </table:table-cell>
          <table:table-cell office:value-type="float" office:value="20.7" calcext:value-type="float">
            <text:p>20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43.45" calcext:value-type="float">
            <text:p>43,45</text:p>
          </table:table-cell>
          <table:table-cell office:value-type="float" office:value="21.57" calcext:value-type="float">
            <text:p>21,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47.47" calcext:value-type="float">
            <text:p>47,47</text:p>
          </table:table-cell>
          <table:table-cell office:value-type="float" office:value="22.91" calcext:value-type="float">
            <text:p>22,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6.86" calcext:value-type="float">
            <text:p>46,86</text:p>
          </table:table-cell>
          <table:table-cell office:value-type="float" office:value="22.88" calcext:value-type="float">
            <text:p>22,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39.47" calcext:value-type="float">
            <text:p>39,47</text:p>
          </table:table-cell>
          <table:table-cell office:value-type="float" office:value="20.28" calcext:value-type="float">
            <text:p>20,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7.11" calcext:value-type="float">
            <text:p>47,11</text:p>
          </table:table-cell>
          <table:table-cell office:value-type="float" office:value="22.97" calcext:value-type="float">
            <text:p>22,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35.22" calcext:value-type="float">
            <text:p>35,22</text:p>
          </table:table-cell>
          <table:table-cell office:value-type="float" office:value="18.69" calcext:value-type="float">
            <text:p>18,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85.8" calcext:value-type="float">
            <text:p>85,8</text:p>
          </table:table-cell>
          <table:table-cell office:value-type="float" office:value="33.4" calcext:value-type="float">
            <text:p>33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68.76" calcext:value-type="float">
            <text:p>68,76</text:p>
          </table:table-cell>
          <table:table-cell office:value-type="float" office:value="28.22" calcext:value-type="float">
            <text:p>28,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86.86" calcext:value-type="float">
            <text:p>86,86</text:p>
          </table:table-cell>
          <table:table-cell office:value-type="float" office:value="33.86" calcext:value-type="float">
            <text:p>33,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69.56" calcext:value-type="float">
            <text:p>69,56</text:p>
          </table:table-cell>
          <table:table-cell office:value-type="float" office:value="29.27" calcext:value-type="float">
            <text:p>29,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1.41" calcext:value-type="float">
            <text:p>1,41</text:p>
          </table:table-cell>
          <table:table-cell office:value-type="float" office:value="1.29" calcext:value-type="float">
            <text:p>1,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36.48" calcext:value-type="float">
            <text:p>36,48</text:p>
          </table:table-cell>
          <table:table-cell office:value-type="float" office:value="18.94" calcext:value-type="float">
            <text:p>18,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89.02" calcext:value-type="float">
            <text:p>89,02</text:p>
          </table:table-cell>
          <table:table-cell office:value-type="float" office:value="33.61" calcext:value-type="float">
            <text:p>33,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75.59" calcext:value-type="float">
            <text:p>75,59</text:p>
          </table:table-cell>
          <table:table-cell office:value-type="float" office:value="30.22" calcext:value-type="float">
            <text:p>30,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2.87" calcext:value-type="float">
            <text:p>42,87</text:p>
          </table:table-cell>
          <table:table-cell office:value-type="float" office:value="21.5" calcext:value-type="float">
            <text:p>21,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9.38" calcext:value-type="float">
            <text:p>49,38</text:p>
          </table:table-cell>
          <table:table-cell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9.08" calcext:value-type="float">
            <text:p>49,08</text:p>
          </table:table-cell>
          <table:table-cell office:value-type="float" office:value="23.59" calcext:value-type="float">
            <text:p>23,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53.5" calcext:value-type="float">
            <text:p>53,5</text:p>
          </table:table-cell>
          <table:table-cell office:value-type="float" office:value="24.88" calcext:value-type="float">
            <text:p>24,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52.89" calcext:value-type="float">
            <text:p>52,89</text:p>
          </table:table-cell>
          <table:table-cell office:value-type="float" office:value="24.62" calcext:value-type="float">
            <text:p>24,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54.1" calcext:value-type="float">
            <text:p>54,1</text:p>
          </table:table-cell>
          <table:table-cell office:value-type="float" office:value="24.8" calcext:value-type="float">
            <text:p>24,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55.04" calcext:value-type="float">
            <text:p>55,04</text:p>
          </table:table-cell>
          <table:table-cell office:value-type="float" office:value="25.36" calcext:value-type="float">
            <text:p>25,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9.25" calcext:value-type="float">
            <text:p>49,25</text:p>
          </table:table-cell>
          <table:table-cell office:value-type="float" office:value="23.77" calcext:value-type="float">
            <text:p>23,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10.2" calcext:value-type="float">
            <text:p>10,2</text:p>
          </table:table-cell>
          <table:table-cell office:value-type="float" office:value="7.09" calcext:value-type="float">
            <text:p>7,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21.95" calcext:value-type="float">
            <text:p>21,9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52.53" calcext:value-type="float">
            <text:p>52,53</text:p>
          </table:table-cell>
          <table:table-cell office:value-type="float" office:value="24.4" calcext:value-type="float">
            <text:p>24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35.11" calcext:value-type="float">
            <text:p>35,11</text:p>
          </table:table-cell>
          <table:table-cell office:value-type="float" office:value="18.62" calcext:value-type="float">
            <text:p>18,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8.65" calcext:value-type="float">
            <text:p>48,65</text:p>
          </table:table-cell>
          <table:table-cell office:value-type="float" office:value="23.24" calcext:value-type="float">
            <text:p>23,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95.02" calcext:value-type="float">
            <text:p>95,02</text:p>
          </table:table-cell>
          <table:table-cell office:value-type="float" office:value="34.97" calcext:value-type="float">
            <text:p>34,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0.56" calcext:value-type="float">
            <text:p>40,56</text:p>
          </table:table-cell>
          <table:table-cell office:value-type="float" office:value="20.75" calcext:value-type="float">
            <text:p>20,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95.45" calcext:value-type="float">
            <text:p>95,45</text:p>
          </table:table-cell>
          <table:table-cell office:value-type="float" office:value="35.01" calcext:value-type="float">
            <text:p>35,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8.25" calcext:value-type="float">
            <text:p>48,25</text:p>
          </table:table-cell>
          <table:table-cell office:value-type="float" office:value="22.94" calcext:value-type="float">
            <text:p>22,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89.31" calcext:value-type="float">
            <text:p>89,31</text:p>
          </table:table-cell>
          <table:table-cell office:value-type="float" office:value="34.12" calcext:value-type="float">
            <text:p>34,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66.81" calcext:value-type="float">
            <text:p>66,81</text:p>
          </table:table-cell>
          <table:table-cell office:value-type="float" office:value="28.82" calcext:value-type="float">
            <text:p>28,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93.28" calcext:value-type="float">
            <text:p>93,28</text:p>
          </table:table-cell>
          <table:table-cell office:value-type="float" office:value="35.64" calcext:value-type="float">
            <text:p>35,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16.26" calcext:value-type="float">
            <text:p>16,26</text:p>
          </table:table-cell>
          <table:table-cell office:value-type="float" office:value="10.32" calcext:value-type="float">
            <text:p>10,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7.1" calcext:value-type="float">
            <text:p>7,1</text:p>
          </table:table-cell>
          <table:table-cell office:value-type="float" office:value="5.4" calcext:value-type="float">
            <text:p>5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26.04" calcext:value-type="float">
            <text:p>26,04</text:p>
          </table:table-cell>
          <table:table-cell office:value-type="float" office:value="15.01" calcext:value-type="float">
            <text:p>15,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34.37" calcext:value-type="float">
            <text:p>34,37</text:p>
          </table:table-cell>
          <table:table-cell office:value-type="float" office:value="19.16" calcext:value-type="float">
            <text:p>19,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2.68" calcext:value-type="float">
            <text:p>42,68</text:p>
          </table:table-cell>
          <table:table-cell office:value-type="float" office:value="21.43" calcext:value-type="float">
            <text:p>21,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7.19" calcext:value-type="float">
            <text:p>47,19</text:p>
          </table:table-cell>
          <table:table-cell office:value-type="float" office:value="22.85" calcext:value-type="float">
            <text:p>22,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7.86" calcext:value-type="float">
            <text:p>47,86</text:p>
          </table:table-cell>
          <table:table-cell office:value-type="float" office:value="23.15" calcext:value-type="float">
            <text:p>23,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9.59" calcext:value-type="float">
            <text:p>49,59</text:p>
          </table:table-cell>
          <table:table-cell office:value-type="float" office:value="23.67" calcext:value-type="float">
            <text:p>23,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9.96" calcext:value-type="float">
            <text:p>49,96</text:p>
          </table:table-cell>
          <table:table-cell office:value-type="float" office:value="23.67" calcext:value-type="float">
            <text:p>23,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8.55" calcext:value-type="float">
            <text:p>48,55</text:p>
          </table:table-cell>
          <table:table-cell office:value-type="float" office:value="23.26" calcext:value-type="float">
            <text:p>23,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9.11" calcext:value-type="float">
            <text:p>49,11</text:p>
          </table:table-cell>
          <table:table-cell office:value-type="float" office:value="23.62" calcext:value-type="float">
            <text:p>23,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50.47" calcext:value-type="float">
            <text:p>50,47</text:p>
          </table:table-cell>
          <table:table-cell office:value-type="float" office:value="24.08" calcext:value-type="float">
            <text:p>24,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29.52" calcext:value-type="float">
            <text:p>29,52</text:p>
          </table:table-cell>
          <table:table-cell office:value-type="float" office:value="16.27" calcext:value-type="float">
            <text:p>16,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47.74" calcext:value-type="float">
            <text:p>47,74</text:p>
          </table:table-cell>
          <table:table-cell office:value-type="float" office:value="22.82" calcext:value-type="float">
            <text:p>22,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44.04" calcext:value-type="float">
            <text:p>44,04</text:p>
          </table:table-cell>
          <table:table-cell office:value-type="float" office:value="21.79" calcext:value-type="float">
            <text:p>21,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49.29" calcext:value-type="float">
            <text:p>49,29</text:p>
          </table:table-cell>
          <table:table-cell office:value-type="float" office:value="23.56" calcext:value-type="float">
            <text:p>23,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3.86" calcext:value-type="float">
            <text:p>43,86</text:p>
          </table:table-cell>
          <table:table-cell office:value-type="float" office:value="21.79" calcext:value-type="float">
            <text:p>21,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47.62" calcext:value-type="float">
            <text:p>47,62</text:p>
          </table:table-cell>
          <table:table-cell office:value-type="float" office:value="22.98" calcext:value-type="float">
            <text:p>22,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One H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2.83" calcext:value-type="float">
            <text:p>42,83</text:p>
          </table:table-cell>
          <table:table-cell office:value-type="float" office:value="21.49" calcext:value-type="float">
            <text:p>21,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One Ho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6.51" calcext:value-type="float">
            <text:p>46,51</text:p>
          </table:table-cell>
          <table:table-cell office:value-type="float" office:value="22.74" calcext:value-type="float">
            <text:p>22,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55.57" calcext:value-type="float">
            <text:p>55,57</text:p>
          </table:table-cell>
          <table:table-cell office:value-type="float" office:value="25.29" calcext:value-type="float">
            <text:p>25,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bclass</text:p>
          </table:table-cell>
          <table:table-cell office:value-type="float" office:value="51" calcext:value-type="float">
            <text:p>51</text:p>
          </table:table-cell>
          <table:table-cell office:value-type="float" office:value="24.04" calcext:value-type="float">
            <text:p>24,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3.2" calcext:value-type="float">
            <text:p>43,2</text:p>
          </table:table-cell>
          <table:table-cell office:value-type="float" office:value="21.63" calcext:value-type="float">
            <text:p>21,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ypes</text:p>
          </table:table-cell>
          <table:table-cell office:value-type="float" office:value="47.47" calcext:value-type="float">
            <text:p>47,47</text:p>
          </table:table-cell>
          <table:table-cell office:value-type="float" office:value="23.07" calcext:value-type="float">
            <text:p>23,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37.88" calcext:value-type="float">
            <text:p>37,88</text:p>
          </table:table-cell>
          <table:table-cell office:value-type="float" office:value="19.64" calcext:value-type="float">
            <text:p>19,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class</text:p>
          </table:table-cell>
          <table:table-cell office:value-type="float" office:value="40.42" calcext:value-type="float">
            <text:p>40,42</text:p>
          </table:table-cell>
          <table:table-cell office:value-type="float" office:value="20.58" calcext:value-type="float">
            <text:p>20,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40.35" calcext:value-type="float">
            <text:p>40,35</text:p>
          </table:table-cell>
          <table:table-cell office:value-type="float" office:value="20.58" calcext:value-type="float">
            <text:p>20,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unt + frequenc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ypes</text:p>
          </table:table-cell>
          <table:table-cell office:value-type="float" office:value="43.38" calcext:value-type="float">
            <text:p>43,38</text:p>
          </table:table-cell>
          <table:table-cell office:value-type="float" office:value="21.64" calcext:value-type="float">
            <text:p>21,64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F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.00.0000</text:date>, <text:time style:data-style-name="N2" text:time-value="19:01:42.4303891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4:29:42.401449155</meta:creation-date>
    <dc:date>2020-05-04T11:31:25.723549514</dc:date>
    <meta:editing-duration>P1DT7H21M14S</meta:editing-duration>
    <meta:editing-cycles>9</meta:editing-cycles>
    <meta:generator>LibreOffice/6.0.7.3$Linux_X86_64 LibreOffice_project/00m0$Build-3</meta:generator>
    <meta:document-statistic meta:table-count="1" meta:cell-count="438" meta:object-count="0"/>
  </office:meta>
</office:document-meta>
</file>